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0c697f" officeooo:paragraph-rsid="000c697f" style:font-size-asian="14pt" style:font-size-complex="16pt"/>
    </style:style>
    <style:style style:name="P2" style:family="paragraph" style:parent-style-name="Standard">
      <style:paragraph-properties fo:text-align="start" style:justify-single-word="false"/>
      <style:text-properties fo:font-size="16pt" officeooo:paragraph-rsid="00121585"/>
    </style:style>
    <style:style style:name="P3" style:family="paragraph" style:parent-style-name="Standard">
      <style:paragraph-properties fo:text-align="start" style:justify-single-word="false"/>
      <style:text-properties fo:font-size="16pt" officeooo:rsid="00121585" officeooo:paragraph-rsid="00121585"/>
    </style:style>
    <style:style style:name="P4" style:family="paragraph" style:parent-style-name="Standard">
      <style:paragraph-properties fo:text-align="center" style:justify-single-word="false"/>
      <style:text-properties fo:font-size="16pt" officeooo:rsid="00121585" officeooo:paragraph-rsid="00121585"/>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officeooo:paragraph-rsid="0013df0e" style:font-size-asian="20pt" style:font-size-complex="20pt"/>
    </style:style>
    <style:style style:name="T1" style:family="text">
      <style:text-properties officeooo:rsid="000c697f"/>
    </style:style>
    <style:style style:name="T2" style:family="text">
      <style:text-properties style:font-size-asian="14pt" style:font-size-complex="16pt"/>
    </style:style>
    <style:style style:name="T3" style:family="text">
      <style:text-properties officeooo:rsid="000c697f" style:font-size-asian="14pt" style:font-size-complex="16pt"/>
    </style:style>
    <style:style style:name="T4" style:family="text">
      <style:text-properties officeooo:rsid="000e26b0" style:font-size-asian="14pt" style:font-size-complex="16pt"/>
    </style:style>
    <style:style style:name="T5" style:family="text">
      <style:text-properties officeooo:rsid="00121585" style:font-size-asian="14pt" style:font-size-complex="16pt"/>
    </style:style>
    <style:style style:name="T6" style:family="text">
      <style:text-properties officeooo:rsid="00163dd5" style:font-size-asian="14pt" style:font-size-complex="16pt"/>
    </style:style>
    <style:style style:name="T7" style:family="text">
      <style:text-properties officeooo:rsid="0015256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mpe230 Project 2</text:span></text:p>
      <text:p text:style-name="P5"/>
      <text:p text:style-name="P1">First of all, I used argparse library in my code to parse the parameters given in the console. I also use the ArgumentParser <text:span text:style-name="T7">Object</text:span> of argparse and <text:s/>that <text:span text:style-name="T7">object has </text:span>a <text:span text:style-name="T7">method</text:span> which is add_argument. This will parse the parameter and set the given parameter true otherwise false. At the beginning of my code, I checked which parameters are true and according to this check result, I make necessary changes to give the desired result.</text:p>
      <text:p text:style-name="P1"/>
      <text:p text:style-name="P2"><text:span text:style-name="T3">After Completing the parsing, thanks to os.walk, I put all paths which we find according to the given path in the console to a list. </text:span><text:span text:style-name="T5">After getting all paths, I created a for loop and </text:span><text:span text:style-name="T3">I send </text:span><text:span text:style-name="T4">the list which holds all paths</text:span><text:span text:style-name="T3"> to the “fileSizesInsideDir” method to get all pairs which are hash value and size combinations. Via this method, we will have all paths </text:span><text:span text:style-name="T5">that</text:span><text:span text:style-name="T3"> have the same hash value, and also sizes of them. Then I called “LastStep” <text:s/>function which is the brain of my code. According to the paramters given in the console, It will check them and call other necessary methods including findAllSameValuesOfDictionary, addSizeOfEntries,</text:span></text:p>
      <text:p text:style-name="P2"><text:span text:style-name="T3">ReturnSameNamesWithSameContents, WriteResult etc. </text:span></text:p>
      <text:p text:style-name="P2"><text:span text:style-name="T3"/></text:p>
      <text:p text:style-name="P3"><text:span text:style-name="T3">I</text:span><text:span text:style-name="T2">nside LastStep Function, firstly, I created some if statements to check which parameters are given in the console and inside these if statements, there are necessary function calls according to the parameters given. For example, findAllSameValuesOfDictionary Method processes the given dictionary and returns resulted dictionary which has pair of “hashValue : List of Paths”. </text:span><text:span text:style-name="T6">All p</text:span><text:span text:style-name="T2">aths in this list have the same hash value. If I send content dictionary to this method, the paths inside that list will contain same hash value, or if I send name dictionary, the resulted Dictionary will contain paths which have the same name hashes and so on.</text:span></text:p>
      <text:p text:style-name="P3"><text:span text:style-name="T2">I always check whether -s flag is set, if it is so then I also call “addSizeOfEntries” <text:s text:c="2"/>method to append size of paths. Inside functions I made sorting according to project description. At the end of the LastStep function, I send the resulted dictionary to the “writeResult” funtion to write the result to the console.</text:span></text:p>
      <text:p text:style-name="P3"><text:span text:style-name="T2"/></text:p>
      <text:p text:style-name="P4"><text:span text:style-name="T2">All I say about my code is th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9T17:49:37.380485167</meta:creation-date>
    <dc:date>2020-05-19T19:47:53.780810361</dc:date>
    <meta:editing-duration>PT5M3S</meta:editing-duration>
    <meta:editing-cycles>6</meta:editing-cycles>
    <meta:generator>LibreOffice/6.0.7.3$Linux_X86_64 LibreOffice_project/00m0$Build-3</meta:generator>
    <meta:document-statistic meta:table-count="0" meta:image-count="0" meta:object-count="0" meta:page-count="1" meta:paragraph-count="7" meta:word-count="356" meta:character-count="2128" meta:non-whitespace-character-count="1774"/>
  </office:meta>
</office:document-meta>
</file>